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8b602a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8c675ca"/>
    </style:style>
    <style:style style:name="P5" style:family="paragraph" style:parent-style-name="Text_20_body">
      <style:paragraph-properties fo:text-align="start" style:justify-single-word="false"/>
    </style:style>
    <style:style style:name="P6" style:family="paragraph" style:parent-style-name="Standard" style:master-page-name="Standard">
      <style:paragraph-properties fo:text-align="center" style:justify-single-word="false" style:page-number="auto"/>
      <style:text-properties officeooo:paragraph-rsid="07a76e83"/>
    </style:style>
    <style:style style:name="P7" style:family="paragraph" style:parent-style-name="Standard">
      <style:paragraph-properties fo:text-align="start" style:justify-single-word="false"/>
    </style:style>
    <style:style style:name="P8" style:family="paragraph" style:parent-style-name="Heading_20_2">
      <style:text-properties officeooo:paragraph-rsid="08ecc8ea"/>
    </style:style>
    <style:style style:name="P9" style:family="paragraph" style:parent-style-name="Heading_20_1">
      <style:paragraph-properties fo:text-align="center" style:justify-single-word="false"/>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10" style:family="text">
      <style:text-properties fo:font-variant="normal" fo:text-transform="none" fo:color="#000000"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11" style:family="text">
      <style:text-properties fo:font-variant="normal" fo:text-transform="none" fo:color="#000000"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12" style:family="text">
      <style:text-properties fo:font-variant="normal" fo:text-transform="none" fo:color="#000000"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13" style:family="text">
      <style:text-properties fo:font-variant="normal" fo:text-transform="none" fo:color="#000000" fo:letter-spacing="normal" fo:language="en" fo:country="IN" fo:font-style="normal" style:text-underline-style="none" fo:font-weight="normal" officeooo:rsid="08b602a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14" style:family="text">
      <style:text-properties fo:font-variant="normal" fo:text-transform="none" fo:color="#000000" fo:letter-spacing="normal" fo:language="en" fo:country="IN" fo:font-style="normal" style:text-underline-style="none" fo:font-weight="normal" officeooo:rsid="08b602a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15" style:family="text">
      <style:text-properties fo:font-variant="normal" fo:text-transform="none" fo:color="#000000" fo:letter-spacing="normal" fo:language="en" fo:country="IN" fo:font-style="normal" style:text-underline-style="none" fo:font-weight="normal" officeooo:rsid="08b602a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16" style:family="text">
      <style:text-properties fo:font-variant="normal" fo:text-transform="none" fo:color="#000000" style:font-name="Arial"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style:font-name="Arial"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style:font-name="Arial"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354278" style:font-name="Arial,Bold" fo:font-size="13.5pt" fo:letter-spacing="normal" fo:language="en" fo:country="IN" fo:font-style="normal" style:text-underline-style="none" fo:font-weight="normal" officeooo:rsid="08b602ae" style:letter-kerning="true" fo:background-color="#e8f2fe" loext:char-shading-value="0" style:font-name-asian="Noto Sans CJK SC Regular" style:font-size-asian="13.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letter-spacing="normal" fo:font-style="normal" style:text-underline-style="none" officeooo:rsid="08b602ae" fo:background-color="#e8f2fe" loext:char-shading-value="0" style:font-name-asian="Noto Sans CJK SC Regular" style:font-style-asian="normal" style:font-name-complex="Lohit Devanagari" style:font-style-complex="normal"/>
    </style:style>
    <style:style style:name="T21" style:family="text">
      <style:text-properties fo:font-size="14pt" style:font-size-asian="14pt" style:font-size-complex="14pt"/>
    </style:style>
    <style:style style:name="T22" style:family="text">
      <style:text-properties fo:font-size="13pt" style:font-size-asian="13pt" style:font-size-complex="13pt"/>
    </style:style>
    <style:style style:name="T23" style:family="text">
      <style:text-properties fo:font-size="13pt" officeooo:rsid="08ecc8ea" style:font-size-asian="13pt" style:font-size-complex="13pt"/>
    </style:style>
    <style:style style:name="T24" style:family="text">
      <style:text-properties fo:font-size="13pt" fo:font-weight="normal" officeooo:rsid="08ecc8ea" style:font-size-asian="13pt" style:font-weight-asian="normal" style:font-size-complex="13pt" style:font-weight-complex="normal"/>
    </style:style>
    <style:style style:name="T25" style:family="text">
      <style:text-properties fo:font-size="13pt" fo:font-weight="bold" officeooo:rsid="08ecc8ea" style:font-size-asian="13pt" style:font-weight-asian="bold" style:font-size-complex="13pt" style:font-weight-complex="bold"/>
    </style:style>
    <style:style style:name="T26" style:family="text">
      <style:text-properties style:font-name="Arial1" fo:font-size="10pt" style:font-size-asian="10pt"/>
    </style:style>
    <style:style style:name="T27" style:family="text">
      <style:text-properties fo:font-size="10pt" style:font-size-asian="10pt"/>
    </style:style>
    <style:style style:name="T28" style:family="text">
      <style:text-properties fo:font-size="10pt" style:font-size-asian="10pt" style:font-size-complex="13pt"/>
    </style:style>
    <style:style style:name="T29" style:family="text">
      <style:text-properties fo:color="#354278" style:font-name="Arial,Bold" fo:font-size="13.5pt" style:font-size-asian="13.5pt" style:font-size-complex="13pt"/>
    </style:style>
    <style:style style:name="T30" style:family="text">
      <style:text-properties fo:color="#354278" fo:font-size="10pt" style:font-size-asian="10pt"/>
    </style:style>
    <style:style style:name="T31" style:family="text">
      <style:text-properties fo:color="#354278" style:font-name="Verdana" fo:font-size="10pt" style:font-size-asian="10pt"/>
    </style:style>
    <style:style style:name="T32" style:family="text">
      <style:text-properties style:font-name="Arial" fo:font-size="10pt" style:font-size-asian="10pt" style:font-size-complex="13pt"/>
    </style:style>
    <style:style style:name="T33" style:family="text">
      <style:text-properties fo:color="#000000" style:font-name="Arial1" fo:font-size="10pt" style:font-size-asian="10pt"/>
    </style:style>
    <style:style style:name="T34" style:family="text">
      <style:text-properties fo:color="#000000" fo:font-size="10pt"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ource_20_Text"><text:span text:style-name="T2">RUNNING NOTES OF </text:span></text:span><text:span text:style-name="Source_20_Text"><text:span text:style-name="T3">REFACTORING - IMPROVING THE DESIGN OF EXISTING CODE</text:span></text:span></text:p>
      <text:p text:style-name="P1"><text:span text:style-name="Source_20_Text"><text:span text:style-name="T1"/></text:span></text:p>
      <text:p text:style-name="P2"><text:span text:style-name="Source_20_Text"><text:span text:style-name="T4">BY MARTIN FOWLER</text:span></text:span></text:p>
      <text:p text:style-name="P2"><text:span text:style-name="Source_20_Text"><text:span text:style-name="T4"/></text:span></text:p>
      <text:h text:style-name="P9" text:outline-level="1"><text:span text:style-name="Source_20_Text"><text:span text:style-name="T21">FOREWORD</text:span></text:span></text:h>
      <text:p text:style-name="P3"><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3"><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3"><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3"><text:span text:style-name="Source_20_Text"><text:span text:style-name="T4">than it will be written. The key to keeping code readable and modifiable is refactoring—for frameworks, in particular, but also for software in general.</text:span></text:span></text:p>
      <text:p text:style-name="P3"><text:span text:style-name="Source_20_Text"><text:span text:style-name="T4"/></text:span></text:p>
      <text:p text:style-name="P3"><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3"><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3"><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3"><text:span text:style-name="Source_20_Text"><text:span text:style-name="T4"/></text:span></text:p>
      <text:p text:style-name="P3"><text:span text:style-name="Source_20_Text"><text:span text:style-name="T4">This book explains the principles and best practices of refactoring, and points out when and where you should start digging in your code to improve it.</text:span></text:span></text:p>
      <text:p text:style-name="P3"><text:span text:style-name="Source_20_Text"><text:span text:style-name="T4"/></text:span></text:p>
      <text:h text:style-name="P9" text:outline-level="1"><text:span text:style-name="Source_20_Text"><text:span text:style-name="T21">What Is Refactoring?</text:span></text:span></text:h>
      <text:p text:style-name="P3"><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3"><text:span text:style-name="Source_20_Text"><text:span text:style-name="T4"/></text:span></text:p>
      <text:p text:style-name="P3"><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3"><text:span text:style-name="Source_20_Text"><text:span text:style-name="T4"/></text:span></text:p>
      <text:h text:style-name="P9" text:outline-level="1"><text:soft-page-break/><text:span text:style-name="Source_20_Text"><text:span text:style-name="T21">The First Step in Refactoring</text:span></text:span></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9" text:outline-level="1"><text:span text:style-name="Source_20_Text"><text:span text:style-name="T21">When Should You Refactor?</text:span></text:span></text:h>
      <text:p text:style-name="P3"><text:span text:style-name="Source_20_Text"><text:span text:style-name="T4">Refactor When You Add Function</text:span></text:span></text:p>
      <text:p text:style-name="P3"><text:span text:style-name="Source_20_Text"><text:span text:style-name="T4">Refactor When You Need to Fix a Bug</text:span></text:span></text:p>
      <text:p text:style-name="P3"><text:span text:style-name="Source_20_Text"><text:span text:style-name="T4">Refactor As You Do a Code Review</text:span></text:span></text:p>
      <text:p text:style-name="P3"><text:span text:style-name="Source_20_Text"><text:span text:style-name="T4"/></text:span></text:p>
      <text:h text:style-name="P9" text:outline-level="1"><text:span text:style-name="Source_20_Text"><text:span text:style-name="T21">What is it that makes programs hard to work with?</text:span></text:span></text:h>
      <text:p text:style-name="P4"><text:span text:style-name="Source_20_Text"><text:span text:style-name="T4">· <text:s/>Programs that are hard to read are hard to modify.</text:span></text:span></text:p>
      <text:p text:style-name="P3"><text:span text:style-name="Source_20_Text"><text:span text:style-name="T4">· <text:s/>Programs that have duplicated logic are hard to modify.</text:span></text:span></text:p>
      <text:p text:style-name="P3"><text:span text:style-name="Source_20_Text"><text:span text:style-name="T4">· <text:s/>Programs that require additional behavior that requires you to</text:span></text:span></text:p>
      <text:p text:style-name="P3"><text:span text:style-name="Source_20_Text"><text:span text:style-name="T4"><text:s text:c="3"/>change running code are hard to modify.</text:span></text:span></text:p>
      <text:p text:style-name="P3"><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9" text:outline-level="1"><text:span text:style-name="Source_20_Text"><text:span text:style-name="T21">What Do I Tell My Manager?</text:span></text:span></text:h>
      <text:p text:style-name="P3"><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3"><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3"><text:span text:style-name="Source_20_Text"><text:span text:style-name="T4">Of course, many people say they are driven by quality but are more driven by schedule. In these cases I give my more controversial advice: Don't tell!</text:span></text:span></text:p>
      <text:p text:style-name="P3"><text:span text:style-name="Source_20_Text"><text:span text:style-name="T4"/></text:span></text:p>
      <text:h text:style-name="P9" text:outline-level="1"><text:span text:style-name="Source_20_Text"><text:span text:style-name="T21">Problems with Refactoring</text:span></text:span></text:h>
      <text:p text:style-name="P5"><text:span text:style-name="Source_20_Text"><text:span text:style-name="T21"/></text:span></text:p>
      <text:h text:style-name="Heading_20_2" text:outline-level="2"><text:soft-page-break/><text:span text:style-name="Source_20_Text"><text:span text:style-name="T22">Databases</text:span></text:span></text:h>
      <text:p text:style-name="P3"><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3"><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span text:style-name="Source_20_Text"><text:span text:style-name="T22">Changing Interfaces</text:span></text:span></text:h>
      <text:p text:style-name="P3"><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9" text:outline-level="1"><text:span text:style-name="Source_20_Text"><text:span text:style-name="T21">When Shouldn't You Refactor?</text:span></text:span></text:h>
      <text:p text:style-name="P3"><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3"><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3"><text:span text:style-name="Source_20_Text"><text:span text:style-name="T4">stablilize it. Remember, code has to work mostly correctly before you refactor.</text:span></text:span></text:p>
      <text:p text:style-name="P3"><text:span text:style-name="Source_20_Text"><text:span text:style-name="T4"/></text:span></text:p>
      <text:h text:style-name="P9" text:outline-level="1"><text:span text:style-name="Source_20_Text"><text:span text:style-name="T21">Refactoring and Performance</text:span></text:span></text:h>
      <text:p text:style-name="P3"><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3"><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9" text:outline-level="1"><text:soft-page-break/><text:span text:style-name="Source_20_Text"><text:span text:style-name="T21">Bad Smells in Code that should be refactored</text:span></text:span></text:h>
      <text:p text:style-name="P3"><text:span text:style-name="Source_20_Text"><text:span text:style-name="T4">You should use this chapter as a way to give you inspiration when you're not sure what refactorings to do. Read the chapter </text:span></text:span></text:p>
      <text:p text:style-name="P3"><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3"><text:span text:style-name="Source_20_Text"><text:span text:style-name="T4"/></text:span></text:p>
      <text:h text:style-name="Heading_20_2" text:outline-level="2"><text:span text:style-name="Source_20_Text"><text:span text:style-name="T22">Duplicated Code</text:span></text:span></text:h>
      <text:p text:style-name="P3"><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span text:style-name="Source_20_Text"><text:span text:style-name="T22">Long Method</text:span></text:span></text:h>
      <text:p text:style-name="P3"><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3"><text:span text:style-name="Source_20_Text"><text:span text:style-name="T4">sequences of delegation. When you have lived with such a program for a few years, however, you learn just how valuable all those little methods are.</text:span></text:span></text:p>
      <text:p text:style-name="P3"><text:span text:style-name="Source_20_Text"><text:span text:style-name="T4"/></text:span></text:p>
      <text:h text:style-name="Heading_20_2" text:outline-level="2"><text:span text:style-name="Source_20_Text"><text:span text:style-name="T22">Large Class</text:span></text:span></text:h>
      <text:p text:style-name="P3"><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span text:style-name="Source_20_Text"><text:span text:style-name="T22">Long Parameter List</text:span></text:span></text:h>
      <text:p text:style-name="P3"><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3"><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3"><text:span text:style-name="Source_20_Text"><text:span text:style-name="T7">L</text:span></text:span><text:span text:style-name="Source_20_Text"><text:span text:style-name="T4">ong parameter lists are hard to understand, because they become</text:span></text:span></text:p>
      <text:p text:style-name="P3"><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3"><text:span text:style-name="Source_20_Text"><text:span text:style-name="T4"/></text:span></text:p>
      <text:h text:style-name="Heading_20_2" text:outline-level="2"><text:span text:style-name="Source_20_Text"><text:span text:style-name="T22">Divergent Change</text:span></text:span></text:h>
      <text:p text:style-name="P3"><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3"><text:soft-page-break/><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3"><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3"><text:span text:style-name="Source_20_Text"><text:span text:style-name="T4">variation should change a single class, and all the typing in the new class should express the variation.</text:span></text:span></text:p>
      <text:p text:style-name="P3"><text:span text:style-name="Source_20_Text"><text:span text:style-name="T4"/></text:span></text:p>
      <text:h text:style-name="Heading_20_2" text:outline-level="2"><text:span text:style-name="Source_20_Text"><text:span text:style-name="T22">Shotgun Surgery</text:span></text:span></text:h>
      <text:p text:style-name="P3"><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3"><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span text:style-name="Source_20_Text"><text:span text:style-name="T22">Feature Envy</text:span></text:span></text:h>
      <text:p text:style-name="Standard"><text:span text:style-name="Source_20_Text"><text:span text:style-name="T4">A classic smell is a method that seems more interested in a class other than the one </text:span></text:span><text:span text:style-name="Source_20_Text"><text:span text:style-name="T4">it actually is in. The most common focus of the envy is the data. We've lost count of the times we've seen a method that invokes half-a-dozen getting methods on another object to calculate some value. Fortunately the cure is obvious, the method clearly wants to be elsewhere.</text:span></text:span></text:p>
      <text:p text:style-name="Standard"><text:span text:style-name="Source_20_Text"><text:span text:style-name="T4"/></text:span></text:p>
      <text:h text:style-name="Heading_20_2" text:outline-level="2"><text:span text:style-name="Source_20_Text"><text:span text:style-name="T22">Data Clumps</text:span></text:span></text:h>
      <text:p text:style-name="P3"><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3"><text:span text:style-name="Source_20_Text"><text:span text:style-name="T4">parameters in many method signatures. Bunches of data that hang around together really ought to be made into their own object.</text:span></text:span></text:p>
      <text:p text:style-name="P3"><text:span text:style-name="Source_20_Text"><text:span text:style-name="T4"/></text:span></text:p>
      <text:h text:style-name="Heading_20_2" text:outline-level="2"><text:span text:style-name="Source_20_Text"><text:span text:style-name="T22">Switch Statements</text:span></text:span></text:h>
      <text:p text:style-name="P3"><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3"><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pan text:style-name="Source_20_Text"><text:span text:style-name="T4"/></text:span></text:p>
      <text:h text:style-name="Heading_20_2" text:outline-level="2"><text:soft-page-break/><text:span text:style-name="Source_20_Text"><text:span text:style-name="T22">Parallel Inheritance Hierarchies</text:span></text:span></text:h>
      <text:p text:style-name="P3"><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3"><text:span text:style-name="Source_20_Text"><text:span text:style-name="T4">recognize this smell because the prefixes of the class names in one hierarchy are the same as the prefixes in another hierarchy.</text:span></text:span></text:p>
      <text:p text:style-name="Standard"><text:span text:style-name="Source_20_Text"><text:span text:style-name="T4"/></text:span></text:p>
      <text:h text:style-name="Heading_20_2" text:outline-level="2"><text:span text:style-name="Source_20_Text"><text:span text:style-name="T22">Lazy Class</text:span></text:span></text:h>
      <text:p text:style-name="P3"><text:span text:style-name="Source_20_Text"><text:span text:style-name="T4">Each class you create costs money to maintain and understand. A class that isn't doing enough </text:span></text:span><text:span text:style-name="Source_20_Text"><text:span text:style-name="T4">to pay for itself should be eliminated. Often this might be a class that used to pay its way but has </text:span></text:span><text:span text:style-name="Source_20_Text"><text:span text:style-name="T4">been downsized with refactoring. Or it might be a class that was added because of changes that were planned but not made. Either way, you let the class die with dignity. If you have subclasses that aren't doing enough, try to use </text:span></text:span><text:span text:style-name="Source_20_Text"><text:span text:style-name="T4">Collapse Hierarchy</text:span></text:span><text:span text:style-name="Source_20_Text"><text:span text:style-name="T4"> . Nearly useless components should be subjected to </text:span></text:span><text:span text:style-name="Source_20_Text"><text:span text:style-name="T4">Inline Class</text:span></text:span><text:span text:style-name="Source_20_Text"><text:span text:style-name="T4"> .</text:span></text:span></text:p>
      <text:p text:style-name="P3"><text:span text:style-name="Source_20_Text"><text:span text:style-name="T4"/></text:span></text:p>
      <text:h text:style-name="Heading_20_2" text:outline-level="2"><text:span text:style-name="Source_20_Text"><text:span text:style-name="T22">Speculative Generality</text:span></text:span></text:h>
      <text:p text:style-name="P3"><text:span text:style-name="Source_20_Text"><text:span text:style-name="T4">Brian Foote suggested this name for a smell to which we are very sensitive. You get it when </text:span></text:span><text:span text:style-name="Source_20_Text"><text:span text:style-name="T4">people say, "Oh, I think we need the ability to this kind of thing someday" and thus want all sorts</text:span></text:span></text:p>
      <text:p text:style-name="P3"><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pan text:style-name="Source_20_Text"><text:span text:style-name="T4"/></text:span></text:p>
      <text:h text:style-name="P8" text:outline-level="2"><text:span text:style-name="Source_20_Text"><text:span text:style-name="T25">Finsihed till page 70</text:span></text:span></text:h>
      <text:p text:style-name="Text_20_body"><text:span text:style-name="Source_20_Text"><text:span text:style-name="T22"/></text:span></text:p>
      <text:p text:style-name="Text_20_body"><text:span text:style-name="Source_20_Text"><text:span text:style-name="T4"/></text:span></text:p>
      <text:p text:style-name="Standard"><text:span text:style-name="Source_20_Text"><text:span text:style-name="T4"/></text:span></text:p>
      <text:p text:style-name="P3"><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1T18:27:13.672854586</dc:date>
    <meta:editing-cycles>1825</meta:editing-cycles>
    <meta:editing-duration>P5DT18H39M54S</meta:editing-duration>
    <meta:generator>LibreOffice/6.0.7.3$Linux_X86_64 LibreOffice_project/00m0$Build-3</meta:generator>
    <meta:document-statistic meta:table-count="0" meta:image-count="0" meta:object-count="0" meta:page-count="6" meta:paragraph-count="89" meta:word-count="2133" meta:character-count="12025" meta:non-whitespace-character-count="9973"/>
  </office:meta>
</office:document-meta>
</file>